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Heading_20_1">
      <style:text-properties officeooo:rsid="000cab62" officeooo:paragraph-rsid="000cab62"/>
    </style:style>
    <style:style style:name="P2" style:family="paragraph" style:parent-style-name="List_20_Paragraph" style:list-style-name="WWNum1">
      <style:text-properties officeooo:paragraph-rsid="0004e2ad"/>
    </style:style>
    <style:style style:name="P3" style:family="paragraph" style:parent-style-name="List_20_Paragraph" style:list-style-name="WWNum1">
      <style:text-properties officeooo:rsid="0004e2ad" officeooo:paragraph-rsid="0004e2ad"/>
    </style:style>
    <style:style style:name="P4" style:family="paragraph" style:parent-style-name="List_20_Paragraph" style:list-style-name="WWNum1">
      <style:text-properties style:font-name="Calibri" fo:font-size="11pt" fo:language="en" fo:country="US" officeooo:rsid="0004e2ad" officeooo:paragraph-rsid="0004e2ad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List_20_Paragraph" style:list-style-name="WWNum1">
      <style:text-properties officeooo:rsid="000cab62" officeooo:paragraph-rsid="000cab62"/>
    </style:style>
    <style:style style:name="P6" style:family="paragraph" style:parent-style-name="Standard">
      <style:text-properties officeooo:rsid="000cab62" officeooo:paragraph-rsid="000cab62"/>
    </style:style>
    <style:style style:name="P7" style:family="paragraph" style:parent-style-name="Standard">
      <style:text-properties officeooo:rsid="000f313b" officeooo:paragraph-rsid="000f313b"/>
    </style:style>
    <style:style style:name="P8" style:family="paragraph" style:parent-style-name="Standard">
      <style:text-properties officeooo:rsid="00123987" officeooo:paragraph-rsid="00123987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style:font-name="Calibri" fo:font-size="11pt" fo:language="en" fo:country="US" officeooo:rsid="0004e2ad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" style:family="text">
      <style:text-properties style:font-name="Calibri" fo:font-size="11pt" fo:language="en" fo:country="US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3" style:family="text">
      <style:text-properties style:font-name="Calibri" fo:font-size="11pt" fo:language="en" fo:country="US" officeooo:rsid="000cab62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4" style:family="text">
      <style:text-properties officeooo:rsid="0004e2ad"/>
    </style:style>
    <style:style style:name="T5" style:family="text">
      <style:text-properties officeooo:rsid="000f313b"/>
    </style:style>
    <style:style style:name="T6" style:family="text">
      <style:text-properties officeooo:rsid="001239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on Rippe<text:line-break/>PDAQS<text:line-break/>Progress Report 21.1<text:span text:style-name="T4">1</text:span>.0</text:p>
      <text:h text:style-name="Heading_20_1" text:outline-level="1">Issues Addressed</text:h>
      <text:list xml:id="list4020879686" text:style-name="WWNum1">
        <text:list-item>
          <text:p text:style-name="P4">Video Object Detection Speed</text:p>
          <text:list>
            <text:list-item>
              <text:p text:style-name="P4">Changed default from 512x512 to 256x256 (much faster)</text:p>
            </text:list-item>
          </text:list>
        </text:list-item>
        <text:list-item>
          <text:p text:style-name="P4">Code Documentation</text:p>
          <text:list>
            <text:list-item>
              <text:p text:style-name="P4">High level code documented</text:p>
            </text:list-item>
          </text:list>
        </text:list-item>
        <text:list-item>
          <text:p text:style-name="P4">Various Refactoring <text:span text:style-name="T6">(non-exhaustive)</text:span></text:p>
          <text:list>
            <text:list-item>
              <text:p text:style-name="P4">Moved point transform function to Camera class</text:p>
            </text:list-item>
            <text:list-item>
              <text:p text:style-name="P4">Improved Camera buffer filling workflow</text:p>
            </text:list-item>
            <text:list-item>
              <text:p text:style-name="P4">Increased video detection model modularity</text:p>
            </text:list-item>
            <text:list-item>
              <text:p text:style-name="P4">Consolidated global configuration (no more passing params around)</text:p>
            </text:list-item>
            <text:list-item>
              <text:p text:style-name="P2"><text:span text:style-name="T1">Split config into 2 </text:span><text:span text:style-name="T3">JSON</text:span><text:span text:style-name="T1"> files: config.json &amp; cameras.json</text:span></text:p>
            </text:list-item>
          </text:list>
        </text:list-item>
        <text:list-item>
          <text:p text:style-name="P4">Alignment Tool Functionality</text:p>
          <text:list>
            <text:list-item>
              <text:p text:style-name="P4">Can now be used to tune timing offsets</text:p>
            </text:list-item>
            <text:list-item>
              <text:p text:style-name="P2"><text:span text:style-name="T1">Added Save button to save directly to </text:span><text:span text:style-name="T3">JSON</text:span><text:span text:style-name="T1"> file</text:span></text:p>
            </text:list-item>
          </text:list>
        </text:list-item>
        <text:list-item>
          <text:p text:style-name="P2"><text:span text:style-name="T1">Distortion Tool</text:span></text:p>
          <text:list>
            <text:list-item>
              <text:p text:style-name="P3"><text:span text:style-name="T2">Created calibration device (chessboard on plywood)</text:span></text:p>
            </text:list-item>
            <text:list-item>
              <text:p text:style-name="P5"><text:span text:style-name="T2">Created distortion calibration tool (rudimentary)</text:span></text:p>
            </text:list-item>
          </text:list>
        </text:list-item>
      </text:list>
      <text:h text:style-name="P1" text:outline-level="1">New Code</text:h>
      <text:p text:style-name="P6">Model class – Abstract class. <text:s/><text:span text:style-name="T5">Parent class to video object detection model classes.</text:span></text:p>
      <text:p text:style-name="P6">TrafficDetector class – Changed to wrapper class for Models.</text:p>
      <text:p text:style-name="P7">tools/utils.py – Includes saving and loading logic for global JSON configuration files.</text:p>
      <text:p text:style-name="P8">tools/video/distortion_tool.py – Distortion calibration too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597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597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f5597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597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6:41:00</meta:creation-date>
    <meta:initial-creator>Jon Rippe</meta:initial-creator>
    <dc:date>2021-11-17T19:03:27.865991458</dc:date>
    <meta:editing-cycles>16</meta:editing-cycles>
    <meta:editing-duration>PT5M13S</meta:editing-duration>
    <meta:generator>LibreOffice/6.4.7.2$Linux_X86_64 LibreOffice_project/40$Build-2</meta:generator>
    <meta:document-statistic meta:table-count="0" meta:image-count="0" meta:object-count="0" meta:page-count="1" meta:paragraph-count="23" meta:word-count="149" meta:character-count="1009" meta:non-whitespace-character-count="894"/>
    <meta:user-defined meta:name="DocSecurity" meta:value-type="float">0</meta:user-defined>
    <meta:user-defined meta:name="KSOProductBuildVer">1033-11.1.0.1070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